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145f91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8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9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10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11" style:family="paragraph" style:parent-style-name="Standard" style:list-style-name="L8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12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14pt" fo:font-weight="normal" officeooo:rsid="00145f91" officeooo:paragraph-rsid="00145f91" style:font-size-asian="14pt" style:font-weight-asian="normal" style:font-size-complex="14pt" style:font-weight-complex="normal"/>
    </style:style>
    <style:style style:name="P13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font-weight="normal" officeooo:rsid="0015473e" officeooo:paragraph-rsid="0015473e" style:font-size-asian="14pt" style:font-weight-asian="normal" style:font-size-complex="14pt" style:font-weight-complex="normal"/>
    </style:style>
    <style:style style:name="T1" style:family="text">
      <style:text-properties officeooo:rsid="001ae95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Інтернет-ринок фрилансерів</text:p>
      <text:p text:style-name="P2"><text:tab/>План функціональних можливостей для проекту:</text:p>
      <text:p text:style-name="P3">1. Аутентифікація та реєстрація</text:p>
      <text:list text:style-name="L1">
        <text:list-item>
          <text:p text:style-name="P4">Реєстрація користувачів за допомогою email або через Google.</text:p>
        </text:list-item>
        <text:list-item>
          <text:p text:style-name="P4">Вхід у систему з використанням токенів (JWT) для захисту даних.</text:p>
        </text:list-item>
      </text:list>
      <text:p text:style-name="P3">2. Профіль користувача</text:p>
      <text:list text:style-name="L2">
        <text:list-item>
          <text:p text:style-name="P5">Створення та редагування профілю (аватар, опис, спеціалізація, портфоліо).</text:p>
        </text:list-item>
        <text:list-item>
          <text:p text:style-name="P5">Рівні користувачів <text:s/>на основі кількості <text:span text:style-name="T1">та якості </text:span>завершених замовлень.</text:p>
        </text:list-item>
        <text:list-item>
          <text:p text:style-name="P5">Історія замовлень і відгуки.</text:p>
        </text:list-item>
      </text:list>
      <text:p text:style-name="P2">3. Створення та управління послугами</text:p>
      <text:list text:style-name="L3">
        <text:list-item>
          <text:p text:style-name="P6">Створення та редагування пропозицій послуг (назва, опис, ціна, терміни виконання).</text:p>
        </text:list-item>
        <text:list-item>
          <text:p text:style-name="P6">Категоризація послуг за типами (дизайн, програмування, маркетинг і т.д.).</text:p>
        </text:list-item>
        <text:list-item>
          <text:p text:style-name="P6">Додавання мультимедійних файлів (зображення, відео) для демонстрації робіт.</text:p>
        </text:list-item>
      </text:list>
      <text:p text:style-name="P2">4. Пошук та фільтрація послуг</text:p>
      <text:list text:style-name="L4">
        <text:list-item>
          <text:p text:style-name="P7">Пошук за ключовими словами, категоріями та ціною.</text:p>
        </text:list-item>
        <text:list-item>
          <text:p text:style-name="P7">Фільтрація за рейтингом, відгуками, популярністю.</text:p>
        </text:list-item>
        <text:list-item>
          <text:p text:style-name="P7">Сортування результатів за релевантністю та ціною.</text:p>
        </text:list-item>
      </text:list>
      <text:p text:style-name="P2">5. Система замовлень</text:p>
      <text:list text:style-name="L5">
        <text:list-item>
          <text:p text:style-name="P8">Можливість замовлення послуг з вибором додаткових опцій.</text:p>
        </text:list-item>
        <text:list-item>
          <text:p text:style-name="P8">Комунікація між замовником і виконавцем у чаті для уточнення деталей замовлення.</text:p>
        </text:list-item>
        <text:list-item>
          <text:p text:style-name="P8">Можливість скасування або коригування замовлення до підтвердження виконання.</text:p>
        </text:list-item>
      </text:list>
      <text:p text:style-name="P2">6. Оплата і фінанси</text:p>
      <text:list text:style-name="L6">
        <text:list-item>
          <text:p text:style-name="P9">Інтеграція з платіжними системами (банківські картки).</text:p>
        </text:list-item>
        <text:list-item>
          <text:p text:style-name="P9"><text:soft-page-break/>Захищені транзакції через систему депонування (Escrow), де гроші блокуються до завершення замовлення.</text:p>
        </text:list-item>
        <text:list-item>
          <text:p text:style-name="P9">Виведення коштів виконавцем після завершення замовлення.</text:p>
        </text:list-item>
        <text:list-item>
          <text:p text:style-name="P13">Політика скасування замовлень: у випадку скасування замовником замовлення під час виконання, можливе часткове повернення коштів замовнику або виплата виконавцю за виконану частину роботи. Платформа вирішує конфліктні ситуації через систему спорів, захищаючи обидві сторони.</text:p>
        </text:list-item>
      </text:list>
      <text:p text:style-name="P2">7. Система відгуків і рейтингу</text:p>
      <text:list text:style-name="L7">
        <text:list-item>
          <text:p text:style-name="P10">Можливість залишати відгуки та оцінки після виконання замовлення.</text:p>
        </text:list-item>
        <text:list-item>
          <text:p text:style-name="P10">Система рейтингу для виконавців на основі середньої оцінки та кількості завершених замовлень.</text:p>
        </text:list-item>
      </text:list>
      <text:p text:style-name="P2">8. Повідомлення і сповіщення</text:p>
      <text:list text:style-name="L8">
        <text:list-item>
          <text:p text:style-name="P11">Система реальних сповіщень про нові замовлення, повідомлення в чаті, статус виконання замовлення.</text:p>
        </text:list-item>
        <text:list-item>
          <text:p text:style-name="P11">Пуш-сповіщення для електронна пошта для важливих оновлень.</text:p>
        </text:list-item>
      </text:list>
      <text:p text:style-name="P2">10. Безпека</text:p>
      <text:list text:style-name="L9">
        <text:list-item>
          <text:p text:style-name="P12">Захист даних користувачів за допомогою шифрування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Noto Sans CJK H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Noto Sans CJK H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center" style:justify-single-word="false" fo:text-indent="0in" style:auto-text-indent="false"/>
      <style:text-properties fo:language="uk" fo:country="UA"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58:55.769865346</meta:creation-date>
    <dc:date>2024-09-13T14:05:32.409294369</dc:date>
    <meta:editing-duration>PT12M42S</meta:editing-duration>
    <meta:editing-cycles>9</meta:editing-cycles>
    <meta:generator>LibreOffice/24.2.4.2$Linux_X86_64 LibreOffice_project/420$Build-2</meta:generator>
    <meta:document-statistic meta:table-count="0" meta:image-count="0" meta:object-count="0" meta:page-count="2" meta:paragraph-count="34" meta:word-count="277" meta:character-count="2052" meta:non-whitespace-character-count="1830"/>
  </office:meta>
</office:document-meta>
</file>